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ServletOutputStream.FilterServletOutputStream( OutputStream the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rvletOutputStream.write( int th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rvletOutputStream.write( byte [ ] th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rvletOutputStream.write( byte [ ] theData , int theOffset , int the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